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ethodReferenceTests.toInvokeCodeBlockWithDeclaringClassAndNull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ethodReferenceTests.createWithClassNameAndStringCreateMethod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ethodReferenceTests.toInvokeCodeBlockWithMatching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ethodReferenceTests.toInvokeCodeBlockWithStaticMethodAndSeparateDecla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ethodReferenceTests.toInvokeCodeBlockWithNullDeclaringClassAndNull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ethodReferenceTests.toCodeBlockWithStatic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ethodReferenceTests.toInvokeCodeBlockWithMatching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ethodReferenceTests.toInvokeCodeBlockWithMatching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ethodReferenceTests.toCodeBlockWithStaticMethodRequiresDecla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ethodReferenceTests.createWithStringCreatesMethod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ethodReferenceTests.createStaticMethodReference( String name , ClassName declaringClass , TypeName ... argumen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ethodReferenceTests.createTestMethod( String name , TypeName [ ] argumentTypes , Modifier ... modifi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ethodReferenceTests.toInvokeCodeBlockWithStaticMethodAndMatchingDecla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ethodReferenceTests.createMethodReference( String name , TypeName [ ] argumentTypes , @ Nullable ClassName declarin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ethodReferenceTests.createWithStaticAndClassAndStringCreatesMethod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ethodReferenceTests.toInvokeCodeBlockWithNullDeclaringClassAnd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ethodReferenceTests.toInvokeCodeBlockWithNonMatchingDecla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ethodReferenceTests.toInvokeCodeBlockWithNonMatching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MethodReferenceTests.createLocalMethodReference( String name , TypeName ... argumen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hodReferenceTests.toCode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